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1" fo:font-size="32pt" style:font-size-asian="32pt" style:font-size-complex="32pt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114cm" svg:height="3.063cm" svg:x="2.286cm" svg:y="0.508cm">
          <draw:text-box>
            <text:p text:style-name="P1"><text:span text:style-name="T1">HYMN #887</text:span></text:p>
            <text:p text:style-name="P1"><text:span text:style-name="T2">“</text:span><text:span text:style-name="T2">Now the Light Has Gone A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3.114cm" svg:height="7.011cm" svg:x="2.54cm" svg:y="0.508cm">
          <draw:text-box>
            <text:p text:style-name="P4"><text:span text:style-name="T3">1. </text:span><text:span text:style-name="T4">Now the light has gone away;</text:span></text:p>
            <text:p text:style-name="P4"><text:span text:style-name="T4">Father, listen while I pray,</text:span></text:p>
            <text:p text:style-name="P4"><text:span text:style-name="T4">Asking Thee to watch and keep</text:span></text:p>
            <text:p text:style-name="P4"><text:span text:style-name="T4">And to send me quiet slee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2" draw:layer="layout" svg:width="23.114cm" svg:height="7.011cm" svg:x="2.286cm" svg:y="0.508cm">
          <draw:text-box>
            <text:p text:style-name="P1"><text:span text:style-name="T3">2. </text:span><text:span text:style-name="T4">Jesus, Savior, wash away</text:span></text:p>
            <text:p text:style-name="P1"><text:span text:style-name="T4">All that has been wrong today.</text:span></text:p>
            <text:p text:style-name="P1"><text:span text:style-name="T4">Help me ev'ry day to be</text:span></text:p>
            <text:p text:style-name="P1"><text:span text:style-name="T4">Good and gentle, more lik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2" draw:layer="layout" svg:width="23.114cm" svg:height="7.011cm" svg:x="2.401cm" svg:y="0.395cm">
          <draw:text-box>
            <text:p text:style-name="P1"><text:span text:style-name="T3">3. </text:span><text:span text:style-name="T4">Let my near and dear ones be</text:span></text:p>
            <text:p text:style-name="P1"><text:span text:style-name="T4">Always near and dear to Thee.</text:span></text:p>
            <text:p text:style-name="P1"><text:span text:style-name="T4">O bring me and all I love</text:span></text:p>
            <text:p text:style-name="P1"><text:span text:style-name="T4">To Thy happy home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2" draw:layer="layout" svg:width="23.114cm" svg:height="7.011cm" svg:x="2.286cm" svg:y="0.609cm">
          <draw:text-box>
            <text:p text:style-name="P1"><text:span text:style-name="T3">4. </text:span><text:span text:style-name="T4">Now my evening praise I give;</text:span></text:p>
            <text:p text:style-name="P1"><text:span text:style-name="T4">Thou didst die that I might live.</text:span></text:p>
            <text:p text:style-name="P1"><text:span text:style-name="T4">All my blessings come from Thee;</text:span></text:p>
            <text:p text:style-name="P1"><text:span text:style-name="T4">Oh, how good Thou art to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4" draw:text-style-name="P7" draw:layer="layout" svg:width="23.114cm" svg:height="10.771cm" svg:x="2.562cm" svg:y="0.533cm">
          <draw:text-box>
            <text:p text:style-name="P4"><text:span text:style-name="T3">5. </text:span><text:span text:style-name="T4">Thou, my best and kindest Friend,</text:span></text:p>
            <text:p text:style-name="P4"><text:span text:style-name="T4">Thou wilt love me to the end.</text:span></text:p>
            <text:p text:style-name="P4"><text:span text:style-name="T4">Let me love Thee more and more,</text:span></text:p>
            <text:p text:style-name="P4"><text:span text:style-name="T4">Always better than before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4:43:14.135000000</meta:creation-date>
    <dc:title>Blue</dc:title>
    <meta:editing-duration>PT15M51S</meta:editing-duration>
    <meta:editing-cycles>5</meta:editing-cycles>
    <meta:generator>LibreOffice/6.1.5.2$Windows_X86_64 LibreOffice_project/90f8dcf33c87b3705e78202e3df5142b201bd805</meta:generator>
    <dc:date>2019-04-25T19:42:23.528000000</dc:date>
    <meta:document-statistic meta:object-count="39"/>
  </office:meta>
</office:document-meta>
</file>